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2C9D94266A3941BCF2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c9211e" loext:opacity="100%" fo:font-size="40pt"/>
    </style:style>
    <style:style style:name="P3" style:family="paragraph">
      <loext:graphic-properties draw:fill="none" draw:fill-color="#ffffff"/>
      <style:text-properties fo:color="#c9211e" loext:opacity="100%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6.749cm" svg:height="18.901cm" svg:x="1.001cm" svg:y="1.075cm">
          <draw:image xlink:href="Pictures/10000000000003F1000002C9D94266A3941BCF2F.jpg" xlink:type="simple" xlink:show="embed" xlink:actuate="onLoad" draw:mime-type="image/jpeg">
            <text:p/>
          </draw:image>
        </draw:frame>
        <draw:frame draw:style-name="gr2" draw:text-style-name="P3" draw:layer="layout" svg:width="14cm" svg:height="1.826cm" svg:x="1.25cm" svg:y="6.674cm">
          <draw:text-box>
            <text:p text:style-name="P2">Área do Pacient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03T15:22:40.157000000</dc:date>
    <meta:editing-duration>PT2M14S</meta:editing-duration>
    <meta:editing-cycles>1</meta:editing-cycles>
    <meta:document-statistic meta:object-count="2"/>
    <meta:generator>LibreOffice/7.3.2.2$Windows_X86_64 LibreOffice_project/49f2b1bff42cfccbd8f788c8dc32c1c309559be0</meta:generator>
  </office:meta>
</office:document-meta>
</file>